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0dad" officeooo:paragraph-rsid="000a0dad"/>
    </style:style>
    <style:style style:name="P2" style:family="paragraph" style:parent-style-name="Standard">
      <style:paragraph-properties fo:text-align="justify" style:justify-single-word="false">
        <style:tab-stops>
          <style:tab-stop style:position="0.25in"/>
        </style:tab-stops>
      </style:paragraph-properties>
      <style:text-properties officeooo:rsid="000a0dad" officeooo:paragraph-rsid="000a0dad"/>
    </style:style>
    <style:style style:name="P3" style:family="paragraph" style:parent-style-name="Standard">
      <style:paragraph-properties fo:text-align="center" style:justify-single-word="false"/>
      <style:text-properties fo:font-size="20pt" officeooo:rsid="000a0dad" officeooo:paragraph-rsid="000a0dad" style:font-size-asian="20pt" style:font-size-complex="20pt"/>
    </style:style>
    <style:style style:name="P4" style:family="paragraph" style:parent-style-name="Standard">
      <style:paragraph-properties fo:text-align="center" style:justify-single-word="false"/>
      <style:text-properties fo:font-size="14pt" officeooo:rsid="000a0dad" officeooo:paragraph-rsid="000a0dad"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wedish Rescue</text:p>
      <text:p text:style-name="P4">October 14, 2018</text:p>
      <text:p text:style-name="P1"/>
      <text:p text:style-name="P2"><text:tab/>I’ve read over the transcript of the “Swedish Rescue.” There was a time in Sweden where members of The Church of Jesus Christ of Latter-day Saints had questions. They felt they weren’t receiving any answers to their questions. The church responded by sending church historians out to meet with the members who had doubts and questions.</text:p>
      <text:p text:style-name="P2"><text:tab/>After reading the transcript, I came away with the following answer from it all.</text:p>
      <text:p text:style-name="P2"><text:tab/>The church doesn’t know the answers to the questions they are asked. Several times during the course of the evening, the church historians stated there was no official word from the church on the subject or question at hand. They didn’t have any answers. Only to double down and believe, that in time after telling yourself it was true you would come to the same conclusion and not worry about it anymore. It was an eye opening experience.</text:p>
      <text:p text:style-name="P2"><text:tab/>Another theme that I saw was how information was presented. It was told that the history was told by the historians differently generation after generation as more people learned more things. The historians said not to put it on the prophet, it was the duty of the church historians to set people straight basically. I don’t know about you, but that’s not what I learned in church. The prophet is the only one who can speak for the Lord and for the church. It has to rest on his shoulders and his shoulders alone in what is taught, to ensure that correct doctrine is taught.</text:p>
      <text:p text:style-name="P2"><text:tab/>It’s an interesting read for those interested. I’d give it a read or two, but you don’t have to take my word for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9:40:25.452000000</meta:creation-date>
    <dc:date>2018-10-14T19:45:23.494000000</dc:date>
    <meta:editing-duration>PT5M1S</meta:editing-duration>
    <meta:editing-cycles>1</meta:editing-cycles>
    <meta:document-statistic meta:table-count="0" meta:image-count="0" meta:object-count="0" meta:page-count="1" meta:paragraph-count="7" meta:word-count="282" meta:character-count="1579" meta:non-whitespace-character-count="1299"/>
    <meta:generator>LibreOffice/6.1.1.2$Windows_X86_64 LibreOffice_project/5d19a1bfa650b796764388cd8b33a5af1f5baa1b</meta:generator>
  </office:meta>
</office:document-meta>
</file>